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Z003" svg:font-family="Z003" style:font-pitch="variable"/>
  </office:font-face-decls>
  <office:automatic-styles>
    <style:style style:name="P1" style:family="paragraph" style:parent-style-name="Horizontal_20_Line">
      <style:paragraph-properties fo:line-height="200%" fo:text-align="center" style:justify-single-word="false"/>
      <style:text-properties officeooo:paragraph-rsid="000df6ab"/>
    </style:style>
    <style:style style:name="P2" style:family="paragraph" style:parent-style-name="Text_20_body">
      <style:text-properties officeooo:paragraph-rsid="000df6ab"/>
    </style:style>
    <style:style style:name="P3" style:family="paragraph" style:parent-style-name="Text_20_body">
      <style:paragraph-properties fo:text-align="end" style:justify-single-word="false"/>
      <style:text-properties officeooo:paragraph-rsid="000df6ab"/>
    </style:style>
    <style:style style:name="P4" style:family="paragraph" style:parent-style-name="Text_20_body">
      <style:text-properties fo:font-size="13pt" officeooo:paragraph-rsid="000df6ab" style:font-size-asian="13pt" style:font-size-complex="13pt"/>
    </style:style>
    <style:style style:name="P5" style:family="paragraph" style:parent-style-name="Text_20_body">
      <style:text-properties fo:font-size="13pt" style:font-size-asian="13pt" style:font-size-complex="13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df6ab"/>
    </style:style>
    <style:style style:name="T3" style:family="text">
      <style:text-properties fo:font-weight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df6ab" style:font-weight-asian="normal" style:font-weight-complex="normal"/>
    </style:style>
    <style:style style:name="T6" style:family="text">
      <style:text-properties style:font-name="Z003" officeooo:rsid="000df6ab"/>
    </style:style>
    <style:style style:name="T7" style:family="text">
      <style:text-properties style:font-name="Z003" fo:font-size="13pt" officeooo:rsid="000df6ab" style:font-size-asian="13pt" style:font-size-complex="13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officeooo:rsid="000df6ab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CITACIÓ</text:span></text:span></text:p>
      <text:p text:style-name="P1"/>
      <text:p text:style-name="P4">Ref.: H061<text:line-break/><text:span text:style-name="T2">Sr. Jaume Pons Gomila</text:span><text:line-break/>C/ Sierra Morena, 14<text:line-break/><text:span text:style-name="T4">18015 </text:span><text:span text:style-name="T5">GRANADA</text:span></text:p>
      <text:p text:style-name="P5">Us demanem que us presenteu en aquestes oficines, el proper <text:span text:style-name="T2">3 de desembre</text:span>, en horari de <text:span text:style-name="T2">8:00</text:span> a <text:span text:style-name="T2">13:00</text:span>, a fi de poder firmar el document imprescindible per a la tramitació del Model 061 de la vostra empresa.</text:p>
      <text:p text:style-name="P5">Aquest tràmit és essencial per completar el procés administratiu corresponent. La manca de compareixença pot comportar l’ajornament o arxivament de la gestió.</text:p>
      <text:p text:style-name="P2"><text:span text:style-name="T8">Cap del Servei de Gestió Tributària<text:line-break/></text:span><text:span text:style-name="T7">Tomeu Salord Prats</text:span><text:span text:style-name="T8"><text:line-break/></text:span><text:span text:style-name="T9">Maria Gisbert Carreres</text:span><text:line-break/></text:p>
      <text:p text:style-name="P3"><text:span text:style-name="T2">Alaior, 11 de novembre de 2024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Z003" svg:font-family="Z003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09:19.848778668</meta:creation-date>
    <dc:date>2024-11-19T08:37:03.278166004</dc:date>
    <meta:editing-duration>PT5M12S</meta:editing-duration>
    <meta:editing-cycles>1</meta:editing-cycles>
    <meta:document-statistic meta:table-count="0" meta:image-count="0" meta:object-count="0" meta:page-count="1" meta:paragraph-count="6" meta:word-count="91" meta:character-count="545" meta:non-whitespace-character-count="459"/>
    <meta:generator>LibreOffice/24.2.6.2$Linux_X86_64 LibreOffice_project/420$Build-2</meta:generator>
  </office:meta>
</office:document-meta>
</file>